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81081EC8A17CDA3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6.234cm" svg:x="0cm" svg:y="5.139cm" presentation:class="title" presentation:user-transformed="true">
          <draw:text-box>
            <text:p><text:s/>Bayesian Optimization using Ensemble Methods for Hyperparameter Tuning:<text:line-break/><text:span text:style-name="T1">An Approach to Deal with Surrogate Model Ris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Presentation Agenda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Bayesian Optimization Overview</text:span></text:p>
              </text:list-item>
              <text:list-item>
                <text:p text:style-name="P2"><text:span text:style-name="T2">Gaussian Processes as Surrogate Functions</text:span></text:p>
              </text:list-item>
              <text:list-item>
                <text:p text:style-name="P2"><text:span text:style-name="T2">Covariance Functions – Properties and Differences</text:span></text:p>
              </text:list-item>
              <text:list-item>
                <text:p text:style-name="P2"><text:span text:style-name="T2">Ensemble Proposal</text:span></text:p>
              </text:list-item>
              <text:list-item>
                <text:p text:style-name="P2"><text:span text:style-name="T2">Test Function Results Between Selecting a Single Covariance Function and Using Ensemble</text:span></text:p>
              </text:list-item>
              <text:list-item>
                <text:p text:style-name="P2"><text:span text:style-name="T2">Further Preliminary Results on Kaggle Dataset “Home Credit Loan”</text:span></text:p>
              </text:list-item>
              <text:list-item>
                <text:p text:style-name="P2"><text:span text:style-name="T2">Conclusions and Ideas for Further Study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ltimate Issue – Discover Ways to Tune Hyperparameters in Machine Learning Mod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14:14:59.583140854</meta:creation-date>
    <meta:editing-duration>PT1H40M25S</meta:editing-duration>
    <meta:editing-cycles>4</meta:editing-cycles>
    <meta:generator>LibreOffice/6.1.0.3$Linux_X86_64 LibreOffice_project/10$Build-3</meta:generator>
    <dc:title>Blue Curve</dc:title>
    <dc:date>2018-09-08T16:56:15.259218244</dc:date>
    <meta:document-statistic meta:object-count="58"/>
  </office:meta>
</office:document-meta>
</file>